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1" style:family="text">
      <style:text-properties officeooo:rsid="0058e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Imio_20_tableau_20_signataire">Le Directeur Général</text:p>
            <text:p text:style-name="Imio_20_tableau_20_signataire">Maxime DG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  <table:table-cell office:value-type="string">
            <text:p text:style-name="Imio_20_tableau_20_signataire">Le Bourgmestre</text:p>
            <text:p text:style-name="Imio_20_tableau_20_signataire">Paul Maire</text:p>
            <text:p text:style-name="Imio_20_tableau_20_signataire"/>
            <text:p text:style-name="Imio_20_tableau_20_signataire"/>
            <text:p text:style-name="Imio_20_tableau_20_signataire"/>
            <text:p text:style-name="Imio_20_tableau_20_signataire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0-10T14:42:20.666923014</dc:date>
    <dc:creator>sge</dc:creator>
    <meta:editing-duration>PT40M19S</meta:editing-duration>
    <meta:editing-cycles>11</meta:editing-cycles>
    <meta:document-statistic meta:table-count="1" meta:image-count="0" meta:object-count="0" meta:page-count="1" meta:paragraph-count="5" meta:word-count="21" meta:character-count="198" meta:non-whitespace-character-count="182"/>
  </office:meta>
</office:document-meta>
</file>